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fo:font-weight="bold" officeooo:paragraph-rsid="001f4e9b" fo:background-color="#fff200" style:font-weight-asian="bold" style:font-weight-complex="bold"/>
    </style:style>
    <style:style style:name="P3" style:family="paragraph" style:parent-style-name="Subtitle">
      <style:text-properties officeooo:rsid="001f4e9b" officeooo:paragraph-rsid="001f4e9b"/>
    </style:style>
    <style:style style:name="P4" style:family="paragraph" style:parent-style-name="Subtitle">
      <style:text-properties officeooo:rsid="001f4e9b" officeooo:paragraph-rsid="00242ea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background-color="#fff200"/>
    </style:style>
    <style:style style:name="P7" style:family="paragraph" style:parent-style-name="Title">
      <style:text-properties officeooo:rsid="00261617" officeooo:paragraph-rsid="00261617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42ea0"/>
    </style:style>
    <style:style style:name="T4" style:family="text">
      <style:text-properties officeooo:rsid="00261617"/>
    </style:style>
    <style:style style:name="T5" style:family="text">
      <style:text-properties officeooo:rsid="0026d10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reference-mark-start text:name="Aufgabe"/>Aufgabe <text:span text:style-name="T3">3</text:span>: <text:span text:style-name="T5">Wortsuche</text:span><text:reference-mark-end text:name="Aufgabe"/></text:p>
      <text:p text:style-name="P3">Team-ID: <text:reference-mark-start text:name="TeamId"/>?????<text:reference-mark-end text:name="TeamId"/></text:p>
      <text:p text:style-name="P3">Team: Teamname (oder dein Name)</text:p>
      <text:p text:style-name="P4">Bearbeiter/-innen dieser Aufgabe:<text:line-break/><text:span text:style-name="T3">Benedikt Biedermann, Kevin Bah, Leonie-Sophie Ilyuk, Nils Kettler, Ole Kettler, Dominik Pfeiffer, Shalina Rohdenburg, Jule Schlifke, Rebekka Schmidt</text:span></text:p>
      <text:p text:style-name="P3"><text:date style:data-style-name="N81" text:date-value="2021-11-16T07:32:29.370301002" text:fixed="true">16. Novem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1</text:a></text:p>
          <text:p text:style-name="P5"><text:a xlink:type="simple" xlink:href="#__RefHeading___Toc2236_4178761632" text:style-name="Index_20_Link" text:visited-style-name="Index_20_Link">Beispiele<text:tab/>2</text:a></text:p>
          <text:p text:style-name="P5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2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6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<text:soft-page-break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Beispiele<text:bookmark-end text:name="__RefHeading___Toc2236_4178761632"/></text:h>
      <text:p text:style-name="P1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Wortsuche</text:reference-ref><text:tab/><text:tab/><text:span text:style-name="MT1">Team-ID: </text:span><text:span text:style-name="MT1"><text:reference-ref text:reference-format="text" text:ref-name="Team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Footer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7:32:30.379628036</meta:creation-date>
    <meta:editing-duration>PT6M44S</meta:editing-duration>
    <meta:editing-cycles>4</meta:editing-cycles>
    <meta:generator>LibreOffice/7.1.7.2$Linux_X86_64 LibreOffice_project/10$Build-2</meta:generator>
    <dc:date>2021-11-16T07:40:16.685186136</dc:date>
    <meta:document-statistic meta:table-count="0" meta:image-count="0" meta:object-count="0" meta:page-count="2" meta:paragraph-count="27" meta:word-count="245" meta:character-count="1856" meta:non-whitespace-character-count="1633"/>
  </office:meta>
</office:document-meta>
</file>